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ff"/>
    </style:style>
    <style:style style:name="T2" style:family="text">
      <style:text-properties fo:color="#0000ff" fo:background-color="#ffffff"/>
    </style:style>
    <style:style style:name="T3" style:family="text">
      <style:text-properties fo:color="#ff950e"/>
    </style:style>
    <style:style style:name="T4" style:family="text">
      <style:text-properties fo:color="#ff0000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Segoe UI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me Elements:</text:p>
      <text:p text:style-name="P3"/>
      <text:p text:style-name="P4">{...} = Software</text:p>
      <text:p text:style-name="P4">{U}=UnrealEngine {B}=Blender {G}=Gimp or Photoshop</text:p>
      <text:p text:style-name="P4">! = More than one Person work on these</text:p>
      <text:p text:style-name="P1"/>
      <text:p text:style-name="P5"><office:annotation><dc:creator>Unbekannter Autor</dc:creator><dc:date>2015-04-12T03:03:47.99</dc:date><text:p text:style-name="P6"><text:span text:style-name="T9">Dazu gehört viel, kommen noch viele Unterpunkte hinzu, später.</text:span></text:p></office:annotation>Gamemechanic<text:span text:style-name="T2">{U}</text:span>:<text:tab/><text:tab/><text:span text:style-name="T5">!<text:tab/><text:tab/></text:span><text:span text:style-name="T6">Tim,Daniel,Philipp</text:span></text:p>
      <text:p text:style-name="P2"/>
      <text:p text:style-name="P2"><office:annotation><dc:creator>Unbekannter Autor</dc:creator><dc:date>2015-04-12T03:06:08</dc:date><text:p text:style-name="P6"><text:span text:style-name="T9">Weniger das Aussehen eher die Mechanik dahinter.</text:span></text:p></office:annotation>HUD<text:span text:style-name="T1">{U}</text:span>:<text:tab/><text:tab/><text:tab/><text:tab/><text:tab/>Tim</text:p>
      <text:p text:style-name="P2"/>
      <text:p text:style-name="P2"><office:annotation><dc:creator>Unbekannter Autor</dc:creator><dc:date>2015-04-12T03:08:53</dc:date><text:p text:style-name="P6"><text:span text:style-name="T9">Dazu gehört erstmal kein Charaktererstellungsmenü.</text:span></text:p></office:annotation>Menu<text:span text:style-name="T1">{U}</text:span>:<text:tab/><text:tab/><text:tab/><text:tab/><text:tab/>Daniel</text:p>
      <text:p text:style-name="P2"/>
      <text:p text:style-name="Text_20_body">Particle System<text:span text:style-name="T1">{U}</text:span>:<text:tab/><text:tab/><text:tab/><text:tab/>Daniel</text:p>
      <text:p text:style-name="P2">Level Design<text:span text:style-name="T1">{U}</text:span>:<text:tab/><text:tab/><text:span text:style-name="T5">!<text:tab/><text:tab/></text:span><text:span text:style-name="T6">Daniel,Philipp</text:span></text:p>
      <text:p text:style-name="P2"/>
      <text:p text:style-name="P2"><office:annotation><dc:creator>Unbekannter Autor</dc:creator><dc:date>2015-04-12T03:09:50</dc:date><text:p text:style-name="P6"><text:span text:style-name="T9">Animation,rigging und CharakterModels kann man auch zusammenfassen</text:span></text:p></office:annotation>Animation<text:span text:style-name="T3">{B}</text:span>:<text:tab/><text:tab/><text:tab/><text:tab/>Tim</text:p>
      <text:p text:style-name="P2"/>
      <text:p text:style-name="P2">Models<text:span text:style-name="T3">{B}</text:span>:<text:tab/><text:tab/><text:tab/><text:span text:style-name="T5">!<text:tab/><text:tab/></text:span><text:span text:style-name="T6">Philipp,Tim</text:span></text:p>
      <text:p text:style-name="P2"><text:tab/><text:tab/>- Character{MakeHuman+importMakeHuman blenderplugin}/<text:span text:style-name="T3">{B}</text:span></text:p>
      <text:p text:style-name="P2"><text:tab/><text:tab/>- Environment</text:p>
      <text:p text:style-name="P2"><text:tab/><text:tab/>- Architecture</text:p>
      <text:p text:style-name="P2"/>
      <text:p text:style-name="P2">Textures<text:span text:style-name="T4">{G}</text:span>:<text:tab/><text:tab/><text:tab/><text:span text:style-name="T5">!</text:span><text:tab/><text:tab/>Philipp,Tim</text:p>
      <text:p text:style-name="P2"><text:tab/><text:tab/>- UV-maps(+Normalmap<text:span text:style-name="T4">{gimp-normalmap plugin}</text:span>)</text:p>
      <text:p text:style-name="P2"><text:tab/><text:tab/>- Menu/HUD</text:p>
      <text:p text:style-name="P2"/>
      <text:p text:style-name="P2">Network<text:span text:style-name="T1">{U}</text:span><text:span text:style-name="T6">/{C++}</text:span>:<text:tab/><text:tab/><text:tab/><text:tab/>Philipp</text:p>
      <text:p text:style-name="P2"/>
      <text:p text:style-name="P2">AI<text:span text:style-name="T1">{U}</text:span>/{C++}:<text:tab/><text:tab/><text:tab/><text:tab/>Egges</text:p>
      <text:p text:style-name="P2"/>
      <text:p text:style-name="P2"><office:annotation><dc:creator>Unbekannter Autor</dc:creator><dc:date>2015-04-12T03:02:54.01</dc:date><text:p text:style-name="P6"><text:span text:style-name="T9">Fällt fürs erste Weg</text:span></text:p></office:annotation>(Audio:)</text:p>
      <text:p text:style-name="P2"/>
      <text:p text:style-name="P2">Story:<text:tab/><text:tab/><text:tab/><text:tab/><text:span text:style-name="T5">!<text:tab/><text:tab/></text:span><text:span text:style-name="T6">Daniel,Alle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22:09.330000000</meta:creation-date>
    <dc:date>2015-04-14T23:20:21</dc:date>
    <meta:editing-duration>PT44M35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21" meta:word-count="66" meta:character-count="564"/>
  </office:meta>
</office:document-meta>
</file>